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AB-Överrubrik" style:master-page-name="Standard">
      <style:paragraph-properties style:page-number="auto"/>
      <style:text-properties style:font-name-asian="Hammersmith One" style:font-name-complex="Hammersmith One"/>
    </style:style>
    <style:style style:name="P2"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3" style:family="paragraph" style:parent-style-name="wfrp-brödtext" style:list-style-name="L1">
      <style:paragraph-properties fo:break-before="auto" fo:break-after="auto"/>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0"/>
      <text:p text:style-name="wfrp-rubrik">BROKK</text:p>
      <text:p text:style-name="wfrp-sub-rubrik"/>
      <text:section text:style-name="Sect1" text:name="Område1">
        <text:h text:style-name="wfrp-rubrik-1" text:outline-level="10"><text:bookmark text:name="docs-internal-guid-3318dad5-694b-5837-663f-cbbb8075cebf"/>A DAY LATE A SHILLING SHORT</text:h>
        <text:p text:style-name="wfrp-brödtext"><text:bookmark text:name="docs-internal-guid-15f6b91a-6f98-283c-ae15-3a5cc5f2cd50"/>Du anlände till Übersreik från Karak Azgaraz och tog omedelbart jobb som slagskämpe på <text:span text:style-name="T1">The Big Ache</text:span>. Där lärde du känna Farmakon som med sitt belästa huvud hjälpt en Lord <text:span text:style-name="T2">Rickard Aschaffenberg</text:span> att räkna på odds när Lorden är där för att spela (en av Lordens svagheter är spel och dobbel). Lorden har vunnit en hel del pengar på dig.</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ieter Pantke, Finn Fester, alven Farmakon,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Finn Fester utses som “ledare” för detta uppdrag.</text:p>
        <text:h text:style-name="wfrp-rubrik-2" text:outline-level="10"><text:bookmark text:name="docs-internal-guid-15f6b91a-6f99-e16a-46c0-5029dffbf11c"/>Third Battle of Black Fire Pass</text:h>
        <text:p text:style-name="wfrp-brödtext">För ca 2 år sedan stred du med människorna (som inhyrd legoknekt) vid <text:span text:style-name="T1">The Third Battle of Black Fire Pass</text:span> mot en massiv armé av orcher och andra grönskinn.</text:p>
        <text:p text:style-name="wfrp-brödtext">Det var vid detta slag som The Mad Count <text:span text:style-name="T2">Marius Leitdorf</text:span>, Averlands kurfurste, blev dräpt av orchernas krigsboss <text:span text:style-name="T2">Vorgaz Ironjaw</text:span>. The Mad Count hade ett rykte om sig att driva sina soldater hårt och skoningslöst. Vissa menade att han helt saknade empati för sina soldater och att många soldater dog i ”onödan” på grund av The Mad Count.</text:p>
        <text:p text:style-name="wfrp-brödtext">Under slaget stred du jämte <text:span text:style-name="T2">Marcus Baerfaust</text:span>, kapten för <text:span text:style-name="T1">Averheims Greatswords</text:span>, en elitstyrka i Averheim. Vissa menar att Baerfaust var en hjälte vid slaget genom sitt sätt att leda <text:span text:style-name="T1">The Greatswords</text:span>. Andra menar att han kunde ha räddat The Mad Count om han hade velat.</text:p>
        <text:list xml:id="list4113105907155153115" text:style-name="L1">
          <text:list-item>
            <text:p text:style-name="P2">Vad tycker du om Marcus Baerfaust och hans agerande (om ovan rykte nu stämmer)?</text:p>
          </text:list-item>
          <text:list-item>
            <text:p text:style-name="P2">Kommer Marcus Baerfaust känna igen dig om du träffar honom igen?</text:p>
          </text:list-item>
        </text:list>
        <text:h text:style-name="wfrp-rubrik-2" text:outline-level="10">Anställd hos vakten</text:h>
        <text:p text:style-name="wfrp-brödtext">Du har under sin korta tid i Averheim tagit kontakt med kapten <text:span text:style-name="T2">Marcus Baerfaust</text:span> och fått en tillfällig anställning som vakt med särskilt uppdrag att reda på mer angående de mystiska försvinnanden i hamnområdet samt jämka mellan <text:span text:style-name="T1">The Fish</text:span> och <text:span text:style-name="T1">The Wharf Rats</text:span>.</text:p>
        <text:list xml:id="list1184124923" text:continue-numbering="true" text:style-name="L1">
          <text:list-item>
            <text:p text:style-name="P2">Du har lyckats få till en bräcklig vapenvila mellan de kriminella gängen i hamnområdet genom att lova dem information om nästa krutlast bunden till Averheim. Hur ska du använda och bibehålla detta förtroende du fått av <text:span text:style-name="T1">The Fish </text:span>och <text:span text:style-name="T1">The Wharf Rats</text:span>?</text:p>
          </text:list-item>
          <text:list-item>
            <text:p text:style-name="P2">Hur mycket tålamod har kapten <text:span text:style-name="T2">Marcus Baerfaust</text:span> med dina oortodoxa metoder?</text:p>
          </text:list-item>
        </text:list>
        <text:h text:style-name="wfrp-rubrik-2" text:outline-level="10"><text:soft-page-break/>Vad har den där trollkarlen i kikaren?</text:h>
        <text:p text:style-name="wfrp-brödtext">Det verkar som om kapten Baerfaust har hyrt in en trollkarl vid namn Luminary <text:span text:style-name="T2">Konrad Mauer</text:span> för att undersöka morden som skett i hamnområdet.</text:p>
        <text:list xml:id="list2141744634" text:continue-numbering="true" text:style-name="L1">
          <text:list-item>
            <text:p text:style-name="P2">Varför? Kan det ha att göra med de underliga sticksår (mörk magi?) som hittats på flera av offren?</text:p>
          </text:list-item>
          <text:list-item>
            <text:p text:style-name="P2">Kan man lita på denne Mauer? Brokk hörde kaptenen prata om att Luminary Mauers familj brändes på bål av en häxjägare vid namn <text:span text:style-name="T2">Hellstrum</text:span></text:p>
          </text:list-item>
        </text:list>
        <text:h text:style-name="wfrp-rubrik-2" text:outline-level="10">Guilty by association</text:h>
        <text:p text:style-name="wfrp-brödtext">Flera av Brokks vänner, framförallt Dieter, Finn och Husk, verkar associera sig med kriminella element (exakt vilka vet inte Brokk) i hamnen i Averheim. </text:p>
        <text:list xml:id="list1464612446" text:continue-numbering="true" text:style-name="L1">
          <text:list-item>
            <text:p text:style-name="P3">Hur ser Brokk på detta i egenskap av anställd vakt? Genom fingrarna eller försöker han sig på någon form av uppsträckning?</text:p>
          </text:list-item>
        </text:list>
        <text:h text:style-name="wfrp-rubrik-2" text:outline-level="10">KlockkläppAn</text:h>
        <text:p text:style-name="wfrp-brödtext">Vid ert tillslag mot råttmännen fann ni en så kallad klockkläppa som de smutsiga råttmännen tillverkat av den avbild de stal vid <text:span text:style-name="T1">The Southland Expedition</text:span>. Nu har Luminary <text:span text:style-name="T2">Konrad Mauer</text:span> (trollkarlen) lagt beslag på denna.</text:p>
        <text:list xml:id="list419774183" text:continue-numbering="true" text:style-name="L1">
          <text:list-item>
            <text:p text:style-name="P3">Borde inte <text:span text:style-name="T3">denna</text:span> klockkläppa förvaras som bevis och sedermera återbördas till dess rättmätiga ägare, <text:span text:style-name="T2">Friedrich Kaufma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master-page-name="">
      <style:paragraph-properties fo:margin-top="0.801cm" fo:margin-bottom="0cm" style:page-number="auto"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73</meta:editing-cycles>
    <dc:date>2017-07-25T15:02:03</dc:date>
    <meta:editing-duration>P1DT13H43M13S</meta:editing-duration>
    <meta:printed-by>Ola Andersson</meta:printed-by>
    <meta:print-date>2015-03-03T09:42:47</meta:print-date>
    <meta:document-statistic meta:table-count="0" meta:image-count="0" meta:object-count="0" meta:page-count="2" meta:paragraph-count="33" meta:word-count="830" meta:character-count="4963"/>
  </office:meta>
</office:document-meta>
</file>